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ffffff" draw:textarea-horizontal-align="justify" draw:textarea-vertical-align="middle" draw:auto-grow-height="false" fo:min-height="7.395cm" fo:min-width="8.288cm" fo:padding-top="0.176cm" fo:padding-bottom="0.176cm" fo:padding-left="0.301cm" fo:padding-right="0.30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3.256cm" fo:min-width="5.927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.843cm" fo:min-width="1.482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357cm"/>
    </style:style>
    <style:style style:name="gr6" style:family="graphic" style:parent-style-name="standard">
      <style:graphic-properties draw:stroke="none" svg:stroke-color="#000000" draw:fill="none" draw:fill-color="#ffffff" fo:min-height="0.71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0.385cm" fo:min-width="0.135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style:text-properties fo:font-size="9pt" style:font-size-asian="9pt" style:font-size-complex="9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7.747cm" svg:x="7.477cm" svg:y="9.001cm">
          <text:p/>
          <draw:enhanced-geometry svg:viewBox="0 0 21600 21600" draw:mirror-horizontal="true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6.08cm" svg:y1="11.16cm" svg:x2="8.62cm" svg:y2="11.16cm">
          <text:p/>
        </draw:line>
        <draw:line draw:style-name="gr2" draw:text-style-name="P1" draw:layer="layout" svg:x1="6.08cm" svg:y1="16.24cm" svg:x2="7.477cm" svg:y2="16.24cm">
          <text:p/>
        </draw:line>
        <draw:line draw:style-name="gr2" draw:text-style-name="P1" draw:layer="layout" svg:x1="15.097cm" svg:y1="10.779cm" svg:x2="17.51cm" svg:y2="10.779cm">
          <text:p/>
        </draw:line>
        <draw:line draw:style-name="gr2" draw:text-style-name="P1" draw:layer="layout" svg:x1="10.906cm" svg:y1="8.239cm" svg:x2="10.906cm" svg:y2="10.525cm">
          <text:p/>
        </draw:line>
        <draw:custom-shape draw:style-name="gr3" draw:text-style-name="P2" draw:layer="layout" svg:width="6.477cm" svg:height="3.556cm" svg:x="8.62cm" svg:y="10.525cm">
          <text:p text:style-name="P1"><text:span text:style-name="T1">ALU_FS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5.097cm" svg:y1="11.16cm" svg:x2="17.51cm" svg:y2="11.16cm">
          <text:p/>
        </draw:line>
        <draw:custom-shape draw:style-name="gr4" draw:text-style-name="P3" draw:layer="layout" svg:width="2.032cm" svg:height="1.143cm" svg:x="10.779cm" svg:y="14.843cm">
          <text:p text:style-name="P1"><text:span text:style-name="T2">8-bit</text:span></text:p>
          <text:p text:style-name="P1"><text:span text:style-name="T2">Adder</text:span></text:p>
          <draw:enhanced-geometry svg:viewBox="0 0 21600 21600" draw:glue-points="10800 0 0 10800 10800 21600 21600 10800" draw:mirror-horizontal="true" draw:type="flowchart-process" draw:enhanced-path="M 0 0 L 21600 0 21600 21600 0 21600 0 0 Z N"/>
        </draw:custom-shape>
        <draw:frame draw:style-name="gr5" draw:text-style-name="P4" draw:layer="layout" svg:width="1.397cm" svg:height="0.607cm" svg:x="4.937cm" svg:y="10.779cm">
          <draw:text-box>
            <text:p><text:span text:style-name="T3">inp_a</text:span></text:p>
          </draw:text-box>
        </draw:frame>
        <draw:frame draw:style-name="gr5" draw:text-style-name="P4" draw:layer="layout" svg:width="1.397cm" svg:height="0.607cm" svg:x="4.937cm" svg:y="12.331cm">
          <draw:text-box>
            <text:p><text:span text:style-name="T3">inp_b</text:span></text:p>
          </draw:text-box>
        </draw:frame>
        <draw:frame draw:style-name="gr6" draw:text-style-name="P4" draw:layer="layout" svg:width="1.651cm" svg:height="0.963cm" svg:x="17.383cm" svg:y="10.906cm">
          <draw:text-box>
            <text:p><text:span text:style-name="T3">alu_ack</text:span></text:p>
          </draw:text-box>
        </draw:frame>
        <draw:frame draw:style-name="gr6" draw:text-style-name="P4" draw:layer="layout" svg:width="1.651cm" svg:height="0.963cm" svg:x="10.144cm" svg:y="7.657cm">
          <draw:text-box>
            <text:p><text:span text:style-name="T3">fnct_sel</text:span></text:p>
          </draw:text-box>
        </draw:frame>
        <draw:frame draw:style-name="gr5" draw:text-style-name="P4" draw:layer="layout" svg:width="1.397cm" svg:height="0.607cm" svg:x="17.383cm" svg:y="11.287cm">
          <draw:text-box>
            <text:p><text:span text:style-name="T3">cf</text:span></text:p>
          </draw:text-box>
        </draw:frame>
        <draw:frame draw:style-name="gr5" draw:text-style-name="P4" draw:layer="layout" svg:width="0.889cm" svg:height="0.607cm" svg:x="17.383cm" svg:y="11.668cm">
          <draw:text-box>
            <text:p><text:span text:style-name="T3">nf</text:span></text:p>
          </draw:text-box>
        </draw:frame>
        <draw:frame draw:style-name="gr5" draw:text-style-name="P4" draw:layer="layout" svg:width="1.397cm" svg:height="0.607cm" svg:x="17.383cm" svg:y="12.43cm">
          <draw:text-box>
            <text:p><text:span text:style-name="T3">vf</text:span></text:p>
          </draw:text-box>
        </draw:frame>
        <draw:frame draw:style-name="gr6" draw:text-style-name="P4" draw:layer="layout" svg:width="1.651cm" svg:height="0.963cm" svg:x="17.383cm" svg:y="10.398cm">
          <draw:text-box>
            <text:p><text:span text:style-name="T3">alu_out</text:span></text:p>
          </draw:text-box>
        </draw:frame>
        <draw:line draw:style-name="gr7" draw:text-style-name="P1" draw:layer="layout" svg:x1="16.748cm" svg:y1="10.906cm" svg:x2="17.002cm" svg:y2="10.652cm">
          <text:p/>
        </draw:line>
        <draw:frame draw:style-name="gr5" draw:text-style-name="P4" draw:layer="layout" svg:width="1.143cm" svg:height="0.607cm" svg:x="16.24cm" svg:y="10.271cm">
          <draw:text-box>
            <text:p><text:span text:style-name="T3">32</text:span></text:p>
          </draw:text-box>
        </draw:frame>
        <draw:frame draw:style-name="gr5" draw:text-style-name="P4" draw:layer="layout" svg:width="0.889cm" svg:height="0.607cm" svg:x="17.383cm" svg:y="12.049cm">
          <draw:text-box>
            <text:p><text:span text:style-name="T3">zf</text:span></text:p>
          </draw:text-box>
        </draw:frame>
        <draw:line draw:style-name="gr2" draw:text-style-name="P1" draw:layer="layout" svg:x1="15.097cm" svg:y1="11.541cm" svg:x2="17.51cm" svg:y2="11.541cm">
          <text:p/>
        </draw:line>
        <draw:line draw:style-name="gr2" draw:text-style-name="P1" draw:layer="layout" svg:x1="15.097cm" svg:y1="11.922cm" svg:x2="17.51cm" svg:y2="11.922cm">
          <text:p/>
        </draw:line>
        <draw:line draw:style-name="gr2" draw:text-style-name="P1" draw:layer="layout" svg:x1="15.097cm" svg:y1="12.303cm" svg:x2="17.51cm" svg:y2="12.303cm">
          <text:p/>
        </draw:line>
        <draw:line draw:style-name="gr2" draw:text-style-name="P1" draw:layer="layout" svg:x1="15.097cm" svg:y1="12.684cm" svg:x2="17.51cm" svg:y2="12.684cm">
          <text:p/>
        </draw:line>
        <draw:custom-shape draw:style-name="gr8" draw:text-style-name="P1" draw:layer="layout" svg:width="0.635cm" svg:height="0.635cm" draw:transform="rotate (1.5707963267949) translate (7.476cm 16.494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1.414cm" svg:y1="14.843cm" svg:x2="11.414cm" svg:y2="14.081cm">
          <text:p/>
        </draw:line>
        <draw:line draw:style-name="gr2" draw:text-style-name="P1" draw:layer="layout" svg:x1="6.08cm" svg:y1="12.684cm" svg:x2="8.62cm" svg:y2="12.684cm">
          <text:p/>
        </draw:line>
        <draw:line draw:style-name="gr2" draw:text-style-name="P1" draw:layer="layout" svg:x1="12.176cm" svg:y1="14.081cm" svg:x2="12.176cm" svg:y2="14.843cm">
          <text:p/>
        </draw:line>
        <draw:line draw:style-name="gr2" draw:text-style-name="P1" draw:layer="layout" svg:x1="12.684cm" svg:y1="8.239cm" svg:x2="12.684cm" svg:y2="10.525cm">
          <text:p/>
        </draw:line>
        <draw:frame draw:style-name="gr6" draw:text-style-name="P4" draw:layer="layout" svg:width="1.651cm" svg:height="0.963cm" svg:x="11.922cm" svg:y="7.657cm">
          <draw:text-box>
            <text:p><text:span text:style-name="T3">alu_req</text:span></text:p>
          </draw:text-box>
        </draw:frame>
        <draw:line draw:style-name="gr2" draw:text-style-name="P1" draw:layer="layout" svg:x1="8.239cm" svg:y1="17.51cm" svg:x2="8.239cm" svg:y2="16.748cm">
          <text:p/>
        </draw:line>
        <draw:frame draw:style-name="gr5" draw:text-style-name="P4" draw:layer="layout" svg:width="1.016cm" svg:height="0.607cm" svg:x="5.318cm" svg:y="15.887cm">
          <draw:text-box>
            <text:p><text:span text:style-name="T3">clk</text:span></text:p>
          </draw:text-box>
        </draw:frame>
        <draw:frame draw:style-name="gr5" draw:text-style-name="P4" draw:layer="layout" svg:width="1.016cm" svg:height="0.607cm" svg:x="7.731cm" svg:y="17.411cm">
          <draw:text-box>
            <text:p><text:span text:style-name="T3">r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ph Clancy-ZBF63Z</meta:initial-creator>
    <meta:creation-date>2018-01-17T11:39:52.881391604</meta:creation-date>
    <dc:date>2018-02-05T16:22:28.478604349</dc:date>
    <dc:creator>Joseph Clancy-ZBF63Z</dc:creator>
    <meta:editing-duration>PT1H6M4S</meta:editing-duration>
    <meta:editing-cycles>7</meta:editing-cycles>
    <meta:generator>LibreOffice/4.3.7.2$Linux_X86_64 LibreOffice_project/430$Build-2</meta:generator>
    <meta:document-statistic meta:object-count="32"/>
  </office:meta>
</office:document-meta>
</file>